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df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Name: Kushal Kishor Shankhapal</text:p>
      <text:p text:style-name="Standard">Roll no: 57</text:p>
      <text:p text:style-name="Standard">Branch: IT-3</text:p>
      <text:p text:style-name="Standard">Date: 29/12/2022</text:p>
      <text:p text:style-name="Standard">Assignment No: 9</text:p>
      <text:p text:style-name="Standard">Assingnment Name:</text:p>
      <text:p text:style-name="Standard">Programs based on pass, continue and break keywords</text:p>
      <text:p text:style-name="Standard">"""</text:p>
      <text:p text:style-name="Standard"/>
      <text:p text:style-name="Standard">"""</text:p>
      <text:p text:style-name="Standard"><text:span text:style-name="T1">1.</text:span>For break</text:p>
      <text:p text:style-name="Standard">"""</text:p>
      <text:p text:style-name="Standard"/>
      <text:p text:style-name="Standard">s = "Nashik"</text:p>
      <text:p text:style-name="Standard"/>
      <text:p text:style-name="Standard">for i in s:</text:p>
      <text:p text:style-name="Standard"><text:s text:c="4"/>if i == "h":</text:p>
      <text:p text:style-name="Standard"><text:s text:c="8"/>break</text:p>
      <text:p text:style-name="Standard"><text:s text:c="4"/>print(i)</text:p>
      <text:p text:style-name="Standard"/>
      <text:p text:style-name="Standard">"""</text:p>
      <text:p text:style-name="Standard">Output:</text:p>
      <text:p text:style-name="Standard">N</text:p>
      <text:p text:style-name="Standard">a</text:p>
      <text:p text:style-name="Standard">s</text:p>
      <text:p text:style-name="Standard">"""</text:p>
      <text:p text:style-name="Standard"/>
      <text:p text:style-name="Standard">"""</text:p>
      <text:p text:style-name="Standard"><text:span text:style-name="T1">2.</text:span>For continue</text:p>
      <text:p text:style-name="Standard">"""</text:p>
      <text:p text:style-name="Standard"/>
      <text:p text:style-name="Standard">s = "Nashik"</text:p>
      <text:p text:style-name="Standard"/>
      <text:p text:style-name="Standard">for i in s:</text:p>
      <text:p text:style-name="Standard"><text:s text:c="4"/>if i == "h":</text:p>
      <text:p text:style-name="Standard"><text:s text:c="8"/>continue</text:p>
      <text:p text:style-name="Standard"><text:s text:c="4"/>print(i)</text:p>
      <text:p text:style-name="Standard"/>
      <text:p text:style-name="Standard">"""</text:p>
      <text:p text:style-name="Standard">Output:</text:p>
      <text:p text:style-name="Standard">N</text:p>
      <text:p text:style-name="Standard">a</text:p>
      <text:p text:style-name="Standard">s</text:p>
      <text:p text:style-name="Standard">i</text:p>
      <text:p text:style-name="Standard">k</text:p>
      <text:p text:style-name="Standard">"""</text:p>
      <text:p text:style-name="Standard"/>
      <text:p text:style-name="Standard">"""</text:p>
      <text:p text:style-name="Standard"><text:span text:style-name="T1">3.</text:span>For pass</text:p>
      <text:p text:style-name="Standard">"""</text:p>
      <text:p text:style-name="Standard"/>
      <text:p text:style-name="Standard"><text:soft-page-break/>s = "Nashik"</text:p>
      <text:p text:style-name="Standard"/>
      <text:p text:style-name="Standard">for i in s:</text:p>
      <text:p text:style-name="Standard"><text:s text:c="4"/>if i == "h":</text:p>
      <text:p text:style-name="Standard"><text:s text:c="8"/>pass</text:p>
      <text:p text:style-name="Standard"><text:s text:c="4"/>print(i)</text:p>
      <text:p text:style-name="Standard"/>
      <text:p text:style-name="Standard">"""</text:p>
      <text:p text:style-name="Standard">Output:</text:p>
      <text:p text:style-name="Standard">N</text:p>
      <text:p text:style-name="Standard">a</text:p>
      <text:p text:style-name="Standard">s</text:p>
      <text:p text:style-name="Standard">h</text:p>
      <text:p text:style-name="Standard">i</text:p>
      <text:p text:style-name="Standard">k</text:p>
      <text:p text:style-name="Standard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5:44:14.987110351</meta:creation-date>
    <dc:date>2022-12-29T15:45:03.968012585</dc:date>
    <meta:editing-duration>PT53S</meta:editing-duration>
    <meta:editing-cycles>1</meta:editing-cycles>
    <meta:document-statistic meta:table-count="0" meta:image-count="0" meta:object-count="0" meta:page-count="2" meta:paragraph-count="56" meta:word-count="100" meta:character-count="459" meta:non-whitespace-character-count="367"/>
    <meta:generator>LibreOffice/6.4.7.2$Linux_X86_64 LibreOffice_project/40$Build-2</meta:generator>
  </office:meta>
</office:document-meta>
</file>